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Verdana" svg:font-family="Verdana, Arial, 'Bitstream Vera Sans', Helvetica, sans-serif"/>
    <style:font-face style:name="ArialMT" svg:font-family="ArialMT" style:font-family-generic="swiss"/>
    <style:font-face style:name="American Typewriter" svg:font-family="'American Typewriter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2" style:family="paragraph" style:parent-style-name="Standard" style:list-style-name="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3" style:family="paragraph" style:parent-style-name="Standard" style:list-style-name="">
      <style:paragraph-properties fo:text-align="justify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4" style:family="paragraph" style:parent-style-name="Standard" style:list-style-name="">
      <style:paragraph-properties fo:text-align="justify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5" style:family="paragraph" style:parent-style-name="Standard" style:list-style-name="">
      <style:paragraph-properties fo:text-align="justify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 style:list-style-name="">
      <style:paragraph-properties fo:text-align="justify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" fo:font-size="6pt" style:font-size-asian="6pt" style:font-size-complex="6pt"/>
    </style:style>
    <style:style style:name="T1" style:family="text">
      <style:text-properties fo:color="#000000" fo:font-size="36pt" style:font-name-asian="ArialMT" style:font-size-asian="36pt" style:font-name-complex="ArialMT" style:font-size-complex="36pt"/>
    </style:style>
    <style:style style:name="T2" style:family="text">
      <style:text-properties fo:font-weight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style:font-name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font-name="Verdana" fo:font-size="9.94999980926514pt" fo:letter-spacing="normal" fo:font-style="normal" fo:font-weight="normal"/>
    </style:style>
    <style:style style:name="T8" style:family="text">
      <style:text-properties fo:font-variant="normal" fo:text-transform="none" fo:color="#000000" fo:font-size="9.94999980926514pt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Tvision</text:span></text:p>
      <text:p text:style-name="P2">Manual para Configuração dos Comandos de Checagem de CPU, Memória e Disco</text:p>
      <text:p text:style-name="P3"/>
      <text:p text:style-name="P3">Comando: <text:span text:style-name="T6">check_cpuload</text:span></text:p>
      <text:p text:style-name="P3">O que faz: Analisa média de carga de utilização da CPU (CPU load) da máquina monitorada medidos nos intervalos de 5min, 1min e 10seg.</text:p>
      <text:p text:style-name="P3">Argumento1 → valor da carga limite para sinalização de “atenção”</text:p>
      <text:p text:style-name="P3">Argumento2 → valor da carga limite para envio de “alerta”</text:p>
      <text:p text:style-name="P3">Ex: check_cpuload!0.7!1.0</text:p>
      <text:p text:style-name="P3"/>
      <text:p text:style-name="P3"/>
      <text:p text:style-name="P3">Comando: <text:span text:style-name="T6">check_mem_phy</text:span></text:p>
      <text:p text:style-name="P3">O que faz: Verifica utilização de memória física</text:p>
      <text:p text:style-name="P3">Argumento1 → Percentual de utilização para sinalização de “atenção”</text:p>
      <text:p text:style-name="P3">Argumento2 → Percentual de utilização para envio de “alerta”</text:p>
      <text:p text:style-name="P3">Ex: check_mem_phy!70!90</text:p>
      <text:p text:style-name="P3"/>
      <text:p text:style-name="P3"/>
      <text:p text:style-name="P3">Comando: <text:span text:style-name="T6">check_mem_page</text:span></text:p>
      <text:p text:style-name="P3">O que faz: Verifica utilização de memória de páginação</text:p>
      <text:p text:style-name="P3">Argumento1 → Percentual de utilização para sinalização de “atenção”</text:p>
      <text:p text:style-name="P3">Argumento2 → Percentual de utilização para envio de “alerta”</text:p>
      <text:p text:style-name="P3">Ex: check_mem_page!60!90</text:p>
      <text:p text:style-name="P3"/>
      <text:p text:style-name="P3"/>
      <text:p text:style-name="P3">Comando: <text:span text:style-name="T6">check_service</text:span></text:p>
      <text:p text:style-name="P3">O que faz: Verifica o funcionamento de um serviço do Windows</text:p>
      <text:p text:style-name="P3">Argumento1 → Nome do serviço</text:p>
      <text:p text:style-name="P3">Ex: check_service!"svchost.exe -k NetworkService"</text:p>
      <text:p text:style-name="P3"/>
      <text:p text:style-name="P3"/>
      <text:p text:style-name="P3">Comando: <text:span text:style-name="T6">check_drive</text:span></text:p>
      <text:p text:style-name="P3">O que faz: Verifica utilização do disco</text:p>
      <text:p text:style-name="P3">Argumento1 → Letra e diretório do drive a ser monitorado para sinalização de “atenção”</text:p>
      <text:p text:style-name="P3">Argumento2 → Percentual de utilização para sinalização de “atenção”</text:p>
      <text:p text:style-name="P3">Argumento3 → Percentual de utilização para envio de “alerta”</text:p>
      <text:p text:style-name="P5">Ex: check_drive!C:\!70!90</text:p>
      <text:p text:style-name="P5">Ex: check_drive!D<text:span text:style-name="T9">:\volume_test!75!95</text:span></text:p>
      <text:p text:style-name="P3"/>
      <text:p text:style-name="P3"/>
      <text:p text:style-name="P3">Comando: <text:span text:style-name="T6">check_counter</text:span></text:p>
      <text:p text:style-name="P3">O que faz: Analisa os contadores do Windows.</text:p>
      <text:p text:style-name="P3">Argumento1 → Nome do contador</text:p>
      <text:p text:style-name="P3">Argumento1 → valor do contador limite para sinalização de “atenção”</text:p>
      <text:p text:style-name="P3">Argumento3 → valor do contador limite para envio de “alerta”</text:p>
      <text:p text:style-name="P3">Ex: check_counter!"\\MSExchangeIS\\RPC Operations/sec"!300!400</text:p>
      <text:p text:style-name="P3">Ex: check_counter!"\\PhysicalDisk(_Total)\\% Disk Time"!60!90</text:p>
      <text:p text:style-name="P3"><text:soft-page-break/></text:p>
      <text:p text:style-name="P3">Configuração do Itvision do Proderj</text:p>
      <text:p text:style-name="P3"/>
      <text:p text:style-name="P3">No arquivo “checkcmds.cfg” foram listadas os seguintes comandos:</text:p>
      <text:p text:style-name="P3"/>
      <text:p text:style-name="P3">DriveC;check_drive!C:\!70!90</text:p>
      <text:p text:style-name="P3">DriveD;check_drive!D:\!70!90</text:p>
      <text:p text:style-name="P3">DriveE;check_drive!E:\!70!90</text:p>
      <text:p text:style-name="P3">CPULOAD;check_cpuload!0.7!0.9</text:p>
      <text:p text:style-name="P6">MemPhy;check_mem_phy!65!90</text:p>
      <text:p text:style-name="P6">MemPag;check_mem_page!65!90</text:p>
      <text:p text:style-name="P6">SVCHOST;check_service!"svchost.exe -k NetworkService"</text:p>
      <text:p text:style-name="P6"/>
      <text:p text:style-name="P6">Para se configurar um check_command deste tipo, é necessário definir um serviço na tabela de ICs (tire como exemplo um serviço tipo http) e depois criar um relacionamento entre o servidor (HOST) e o serviço (SERVICE).</text:p>
      <text:p text:style-name="P6"/>
      <text:p text:style-name="P6">Exemplos:</text:p>
      <text:p text:style-name="P6"/>
      <text:p text:style-name="P6">Se você tem um host com o nome HWSER123 e um serviço de cpuload com o nome SWSVR123 que pertencem a uma aplicação APPLIC, a entrada na tabela de relacionamentos ficará assim:</text:p>
      <text:p text:style-name="P6"/>
      <text:p text:style-name="P6">APPLIC;SWSVR123;HWSER123;CPULOAD</text:p>
      <text:p text:style-name="P6"/>
      <text:p text:style-name="P6">Você pode ainda querer monitorar o disco C: da máquina. Para isso crie um serviço SWSVR124 e uma <text:s/>entrada na tabela de relacionamentos como a seguinte:</text:p>
      <text:p text:style-name="P6"/>
      <text:p text:style-name="P6">APPLIC;SWSVR123;HWSER124;DriveC</text:p>
      <text:p text:style-name="P6"/>
      <text:p text:style-name="P6"/>
      <text:p text:style-name="P6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Verdana" svg:font-family="Verdana, Arial, 'Bitstream Vera Sans', Helvetica, sans-serif"/>
    <style:font-face style:name="ArialMT" svg:font-family="ArialMT" style:font-family-generic="swiss"/>
    <style:font-face style:name="American Typewriter" svg:font-family="'American Typewriter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Lins de Albuquerque</meta:initial-creator>
    <meta:creation-date>2010-09-14T15:55:43</meta:creation-date>
    <dc:date>2010-09-14T16:54:03</dc:date>
    <dc:creator>Daniel Lins de Albuquerque</dc:creator>
    <meta:editing-duration>PT00H24M26S</meta:editing-duration>
    <meta:editing-cycles>5</meta:editing-cycles>
    <meta:generator>OpenOffice.org/3.2$Unix OpenOffice.org_project/320m18$Build-9502</meta:generator>
    <meta:document-statistic meta:table-count="0" meta:image-count="0" meta:object-count="0" meta:page-count="2" meta:paragraph-count="50" meta:word-count="362" meta:character-count="2599"/>
  </office:meta>
</office:document-meta>
</file>